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66cm"/>
    </style:style>
    <style:style style:name="co3" style:family="table-column">
      <style:table-column-properties fo:break-before="auto" style:column-width="12.21cm"/>
    </style:style>
    <style:style style:name="co4" style:family="table-column">
      <style:table-column-properties fo:break-before="auto" style:column-width="10.084cm"/>
    </style:style>
    <style:style style:name="co5" style:family="table-column">
      <style:table-column-properties fo:break-before="auto" style:column-width="20.41cm"/>
    </style:style>
    <style:style style:name="co6" style:family="table-column">
      <style:table-column-properties fo:break-before="auto" style:column-width="11.222cm"/>
    </style:style>
    <style:style style:name="co7" style:family="table-column">
      <style:table-column-properties fo:break-before="auto" style:column-width="16.789cm"/>
    </style:style>
    <style:style style:name="co8" style:family="table-column">
      <style:table-column-properties fo:break-before="auto" style:column-width="13.945cm"/>
    </style:style>
    <style:style style:name="co9" style:family="table-column">
      <style:table-column-properties fo:break-before="auto" style:column-width="13.7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487cm" fo:break-before="auto" style:use-optimal-row-height="tru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2.893cm" fo:break-before="auto" style:use-optimal-row-height="true"/>
    </style:style>
    <style:style style:name="ro6" style:family="table-row">
      <style:table-row-properties style:row-height="0.462cm" fo:break-before="auto" style:use-optimal-row-height="true"/>
    </style:style>
    <style:style style:name="ro7" style:family="table-row">
      <style:table-row-properties style:row-height="1.677cm" fo:break-before="auto" style:use-optimal-row-height="true"/>
    </style:style>
    <style:style style:name="ro8" style:family="table-row">
      <style:table-row-properties style:row-height="7.752cm" fo:break-before="auto" style:use-optimal-row-height="true"/>
    </style:style>
    <style:style style:name="ro9" style:family="table-row">
      <style:table-row-properties style:row-height="8.158cm" fo:break-before="auto" style:use-optimal-row-height="true"/>
    </style:style>
    <style:style style:name="ro10" style:family="table-row">
      <style:table-row-properties style:row-height="6.133cm" fo:break-before="auto" style:use-optimal-row-height="true"/>
    </style:style>
    <style:style style:name="ro11" style:family="table-row">
      <style:table-row-properties style:row-height="7.347cm" fo:break-before="auto" style:use-optimal-row-height="true"/>
    </style:style>
    <style:style style:name="ro12" style:family="table-row">
      <style:table-row-properties style:row-height="4.108cm" fo:break-before="auto" style:use-optimal-row-height="true"/>
    </style:style>
    <style:style style:name="ro13" style:family="table-row">
      <style:table-row-properties style:row-height="5.322cm" fo:break-before="auto" style:use-optimal-row-height="true"/>
    </style:style>
    <style:style style:name="ro14" style:family="table-row">
      <style:table-row-properties style:row-height="1.272cm" fo:break-before="auto" style:use-optimal-row-height="true"/>
    </style:style>
    <style:style style:name="ro15" style:family="table-row">
      <style:table-row-properties style:row-height="2.081cm" fo:break-before="auto" style:use-optimal-row-height="true"/>
    </style:style>
    <style:style style:name="ro16" style:family="table-row">
      <style:table-row-properties style:row-height="6.537cm" fo:break-before="auto" style:use-optimal-row-height="true"/>
    </style:style>
    <style:style style:name="ro17" style:family="table-row">
      <style:table-row-properties style:row-height="0.868cm" fo:break-before="auto" style:use-optimal-row-height="true"/>
    </style:style>
    <style:style style:name="ro18" style:family="table-row">
      <style:table-row-properties style:row-height="8.968cm" fo:break-before="auto" style:use-optimal-row-height="true"/>
    </style:style>
    <style:style style:name="ro19" style:family="table-row">
      <style:table-row-properties style:row-height="3.297cm" fo:break-before="auto" style:use-optimal-row-height="tru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6.943cm" fo:break-before="auto" style:use-optimal-row-height="true"/>
    </style:style>
    <style:style style:name="ro22" style:family="table-row">
      <style:table-row-properties style:row-height="8.562cm" fo:break-before="auto" style:use-optimal-row-height="true"/>
    </style:style>
    <style:style style:name="ro23" style:family="table-row">
      <style:table-row-properties style:row-height="9.3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99cc99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style:font-name="Liberation Sans" style:font-name-asian="Droid Sans Fallback"/>
    </style:style>
    <style:style style:name="ce8" style:family="table-cell" style:parent-style-name="Default">
      <style:table-cell-properties fo:background-color="#99cc99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background-color="#ffffcc" fo:wrap-option="wrap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fo:wrap-option="wrap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name-complex=""/>
    </style:style>
  </office:automatic-styles>
  <office:body>
    <office:spreadsheet>
      <table:table table:name="Jan. 2017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Book title / Venue</text:p>
          </table:table-cell>
          <table:table-cell table:style-name="ce4" office:value-type="string" calcext:value-type="string">
            <text:p>Bibtex</text:p>
          </table:table-cell>
          <table:table-cell table:style-name="ce8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Ruben M. Smelik , Klaas Jan De Kraker , Saskia A. Groenewegen , Tim Tutenel , Rafael Bidarra</text:p>
          </table:table-cell>
          <table:table-cell office:value-type="string" calcext:value-type="string">
            <text:p>A Survey of Procedural Methods for Terrain Modelling</text:p>
          </table:table-cell>
          <table:table-cell office:value-type="string" calcext:value-type="string">
            <text:p><text:s/>Proc. of the CASA Workshop on 3D Advanced Media In Gaming And Simulation (3AMIGAS</text:p>
          </table:table-cell>
          <table:table-cell office:value-type="string" calcext:value-type="string">
            <text:p>@INPROCEEDINGS{Smelik09asurvey,</text:p>
            <text:p>    author = {Ruben M. Smelik and Klaas Jan De Kraker and Saskia A. Groenewegen and Tim Tutenel and Rafael Bidarra},</text:p>
            <text:p>    title = {A Survey of Procedural Methods for Terrain Modelling},</text:p>
            <text:p>    booktitle = {Proc. of the CASA Workshop on 3D Advanced Media In Gaming And Simulation (3AMIGAS},</text:p>
            <text:p>    year = {2009}</text:p>
            <text:p>}</text:p>
          </table:table-cell>
          <table:table-cell office:value-type="string" calcext:value-type="string">
            <text:p><text:a xlink:href="http://citeseerx.ist.psu.edu/viewdoc/summary?doi=10.1.1.186.420" xlink:type="simple">http://citeseerx.ist.psu.edu/viewdoc/summary?doi=10.1.1.186.420</text:a></text:p>
          </table:table-cell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6" office:value-type="string" calcext:value-type="string">
            <text:p>Tiavina Tantely NIVOLALA</text:p>
          </table:table-cell>
          <table:table-cell office:value-type="string" calcext:value-type="string">
            <text:p>Génération automatique d’environnements virtuels urbains</text:p>
          </table:table-cell>
          <table:table-cell table:style-name="ce6" office:value-type="string" calcext:value-type="string">
            <text:p>Master thesis MISA</text:p>
          </table:table-cell>
          <table:table-cell table:style-name="ce7" office:value-type="string" calcext:value-type="string">
            <text:p><text:span text:style-name="T1">@INPROCEEDINGS{Nivolala16generat,</text:span></text:p>
            <text:p><text:span text:style-name="T1">    Author = {Tiavina Tantely NIVOLALA},</text:span></text:p>
            <text:p><text:span text:style-name="T1">    title = {Génération automatique d’environnements virtuels urbains},</text:span></text:p>
            <text:p><text:span text:style-name="T1">    booktitle = {Master thesis MISA},</text:span></text:p>
            <text:p><text:span text:style-name="T1">    year = {2016}</text:span></text:p>
            <text:p><text:span text:style-name="T1">}</text:span></text:p>
          </table:table-cell>
          <table:table-cell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office:value-type="string" calcext:value-type="string">
            <text:p>David Luebke, Martin Reddy, Jonathan D. Cohen, Amitabh Varshney, Benjamin Watson, Robert Huebner</text:p>
          </table:table-cell>
          <table:table-cell office:value-type="string" calcext:value-type="string">
            <text:p>Level of Details for 3D Graphics</text:p>
          </table:table-cell>
          <table:table-cell table:style-name="ce6" office:value-type="string" calcext:value-type="string">
            <text:p>Level of Details for 3D Graphics</text:p>
          </table:table-cell>
          <table:table-cell table:style-name="ce7" office:value-type="string" calcext:value-type="string">
            <text:p><text:span text:style-name="T1">@INPROCEEDINGS{LuebkeO3generat,</text:span></text:p>
            <text:p><text:span text:style-name="T1">    Author = {David Luebke, Martin Reddy, Jonathan D. Cohen, Amitabh Varshney, Benjamin Watson, Robert Huebner},</text:span></text:p>
            <text:p><text:span text:style-name="T1">    title = {Level of Details for 3D Graphics},</text:span></text:p>
            <text:p><text:span text:style-name="T1">    booktitle = {Level of Details for 3D Graphics},</text:span></text:p>
            <text:p><text:span text:style-name="T1">    year = {2003}</text:span></text:p>
            <text:p><text:span text:style-name="T1">}</text:span></text:p>
          </table:table-cell>
          <table:table-cell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Julien Pettré and Ming Lin</text:p>
          </table:table-cell>
          <table:table-cell office:value-type="string" calcext:value-type="string">
            <text:p>New Generation Crowd Simulation Algorithms</text:p>
            <text:p>Class Notes</text:p>
          </table:table-cell>
          <table:table-cell table:style-name="ce6" office:value-type="string" calcext:value-type="string">
            <text:p>ACM SIGGRAPH 2014 Courses</text:p>
          </table:table-cell>
          <table:table-cell table:style-name="ce7" office:value-type="string" calcext:value-type="string">
            <text:p><text:span text:style-name="T1">@inproceedings{pettre:hal-01059438,</text:span></text:p>
            <text:p><text:span text:style-name="T1">  TITLE = {{New generation crowd simulation algorithms}},</text:span></text:p>
            <text:p><text:span text:style-name="T1">  AUTHOR = {Pettr{\'e}, Julien and Lin, Ming},</text:span></text:p>
            <text:p><text:span text:style-name="T1">  URL = {https://hal.inria.fr/hal-01059438},</text:span></text:p>
            <text:p><text:span text:style-name="T1">  BOOKTITLE = {{ACM SIGGRAPH 2014 Courses}},</text:span></text:p>
            <text:p><text:span text:style-name="T1">  ADDRESS = {Vancouver, Canada},</text:span></text:p>
            <text:p><text:span text:style-name="T1">  PAGES = {4},</text:span></text:p>
            <text:p><text:span text:style-name="T1">  YEAR = {2014},</text:span></text:p>
            <text:p><text:span text:style-name="T1">  MONTH = Aug,</text:span></text:p>
            <text:p><text:span text:style-name="T1">  DOI = {10.1145/2614028.2615446},</text:span></text:p>
            <text:p><text:span text:style-name="T1">  HAL_ID = {hal-01059438},</text:span></text:p>
            <text:p><text:span text:style-name="T1">  HAL_VERSION = {v1},</text:span></text:p>
            <text:p><text:span text:style-name="T1">}</text:span></text:p>
            <text:p/>
          </table:table-cell>
          <table:table-cell/>
        </table:table-row>
        <table:table-row table:style-name="ro3"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Stéphane Sanchez</text:p>
          </table:table-cell>
          <table:table-cell office:value-type="string" calcext:value-type="string">
            <text:p>Mécanismes évolutionnistes pour la simulation comportementale d’acteurs virtuels</text:p>
          </table:table-cell>
          <table:table-cell office:value-type="string" calcext:value-type="string">
            <text:p>IRIT UT1 Social Sciences, 2004</text:p>
          </table:table-cell>
          <table:table-cell table:style-name="ce7" office:value-type="string" calcext:value-type="string">
            <text:p><text:span text:style-name="T1">@INPROCEEDINGS{SanchezO4meca,</text:span></text:p>
            <text:p><text:span text:style-name="T1">    Author = {Stéphane Sanchez},</text:span></text:p>
            <text:p><text:span text:style-name="T1">    title = {Mécanismes évolutionnistes pour la simulation comportementale d’acteurs virtuels},</text:span></text:p>
            <text:p><text:span text:style-name="T1">    booktitle = {IRIT UT1 Social Sciences, 2004},</text:span></text:p>
            <text:p><text:span text:style-name="T1">    Year = {2004}</text:span></text:p>
            <text:p><text:span text:style-name="T1">}</text:span></text:p>
          </table:table-cell>
          <table:table-cell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6" office:value-type="string" calcext:value-type="string">
            <text:p>Pamela Carreno Medrano</text:p>
          </table:table-cell>
          <table:table-cell office:value-type="string" calcext:value-type="string">
            <text:p>Simulation Comportementale dans les Environnements Virtuels. </text:p>
          </table:table-cell>
          <table:table-cell table:style-name="ce6" office:value-type="string" calcext:value-type="string">
            <text:p>Master Thesis ENI Brest IRIT, 2012</text:p>
          </table:table-cell>
          <table:table-cell table:style-name="ce7" office:value-type="string" calcext:value-type="string">
            <text:p><text:span text:style-name="T1">@INPROCEEDINGS{Medrano12sim,</text:span></text:p>
            <text:p><text:span text:style-name="T1">    Author = {Stéphane Sanchez},</text:span></text:p>
            <text:p><text:span text:style-name="T1">    title = {Simulation Comportementale dans les Environnements Virtuels. },</text:span></text:p>
            <text:p><text:span text:style-name="T1">    booktitle = {Master Thesis ENI Brest IRIT, 2012},</text:span></text:p>
            <text:p><text:span text:style-name="T1">    Year = {2012}</text:span></text:p>
            <text:p><text:span text:style-name="T1">}</text:span></text:p>
          </table:table-cell>
          <table:table-cell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César Alejandro García García</text:p>
          </table:table-cell>
          <table:table-cell office:value-type="string" calcext:value-type="string">
            <text:p>Modelado del comportamiento basado en La personalidad para entidades artificiales En juegos serios !</text:p>
          </table:table-cell>
          <table:table-cell office:value-type="string" calcext:value-type="string">
            <text:p>PhD Thesis, Universidad de Guadalajara, 2014</text:p>
          </table:table-cell>
          <table:table-cell table:style-name="ce7" office:value-type="string" calcext:value-type="string">
            <text:p><text:span text:style-name="T1">@INPROCEEDINGS{Garcia14mod,</text:span></text:p>
            <text:p><text:span text:style-name="T1">    Author = {César Alejandro García García},</text:span></text:p>
            <text:p><text:span text:style-name="T1">    title = {Modelado del comportamiento basado en La personalidad para entidades artificiales En juegos serios},</text:span></text:p>
            <text:p><text:span text:style-name="T1">    booktitle = {PhD Thesis, Universidad de Guadalajara, 2014},</text:span></text:p>
            <text:p><text:span text:style-name="T1">    Year = {2014}</text:span></text:p>
            <text:p><text:span text:style-name="T1">}</text:span></text:p>
          </table:table-cell>
          <table:table-cell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office:value-type="string" calcext:value-type="string">
            <text:p>Etienne De Sevin</text:p>
          </table:table-cell>
          <table:table-cell office:value-type="string" calcext:value-type="string">
            <text:p>An Action Selection Architecture for Autonomous Virtual Humans in Persistent Worlds</text:p>
          </table:table-cell>
          <table:table-cell office:value-type="string" calcext:value-type="string">
            <text:p>PhD Thesis, École Polytechnique Fédérale de Lausanne 2006</text:p>
          </table:table-cell>
          <table:table-cell table:style-name="ce7" office:value-type="string" calcext:value-type="string">
            <text:p><text:span text:style-name="T1">@INPROCEEDINGS{DeSevin06An,</text:span></text:p>
            <text:p><text:span text:style-name="T1">    Author = {Etienne De Sevin},</text:span></text:p>
            <text:p><text:span text:style-name="T1">    title = {An Action Selection Architecture for Autonomous Virtual Humans in Persistent Worlds},</text:span></text:p>
            <text:p><text:span text:style-name="T1">    booktitle = {PhD Thesis, École Polytechnique Fédérale de Lausanne 2006},</text:span></text:p>
            <text:p><text:span text:style-name="T1">    Year = {2006}</text:span></text:p>
            <text:p><text:span text:style-name="T1">}</text:span></text:p>
          </table:table-cell>
          <table:table-cell/>
        </table:table-row>
        <table:table-row table:style-name="ro5"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Gaël Sourimant</text:p>
          </table:table-cell>
          <table:table-cell office:value-type="string" calcext:value-type="string">
            <text:p>Reconstruction de scènes urbaines à l’aide de fusion</text:p>
            <text:p>de données de type GPS, SIG et Vidéo</text:p>
          </table:table-cell>
          <table:table-cell office:value-type="string" calcext:value-type="string">
            <text:p>PhD Thesis, Université de Rennes 1, 2007</text:p>
          </table:table-cell>
          <table:table-cell table:style-name="ce7" office:value-type="string" calcext:value-type="string">
            <text:p><text:span text:style-name="T1">@INPROCEEDINGS{Souriman07Rec,</text:span></text:p>
            <text:p><text:span text:style-name="T1">    Author = {Gaël Sourimant},</text:span></text:p>
            <text:p><text:span text:style-name="T1">    title = {Reconstruction de scènes urbaines à l’aide de fusion</text:span></text:p>
            <text:p><text:span text:style-name="T1">de données de type GPS, SIG et Vidéo},</text:span></text:p>
            <text:p><text:span text:style-name="T1">    booktitle = {PhD Thesis, Université de Rennes 1, 2007},</text:span></text:p>
            <text:p><text:span text:style-name="T1">    Year = {2007}</text:span></text:p>
            <text:p><text:span text:style-name="T1">}</text:span></text:p>
          </table:table-cell>
          <table:table-cell/>
        </table:table-row>
        <table:table-row table:style-name="ro1">
          <table:table-cell table:style-name="ce2"/>
          <table:table-cell table:number-columns-repeated="5"/>
        </table:table-row>
        <table:table-row table:style-name="ro6">
          <table:table-cell table:style-name="ce2"/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10">
          <table:table-cell table:style-name="ce2"/>
          <table:table-cell table:number-columns-repeated="5"/>
        </table:table-row>
        <table:table-row table:style-name="ro1" table:number-rows-repeated="30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cedural Gen. Terrain" table:style-name="ta1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ce5"/>
        <table:table-column table:style-name="co1" table:number-columns-repeated="1019" table:default-cell-style-name="Default"/>
        <table:table-row table:style-name="ro7">
          <table:table-cell table:style-name="ce5" office:value-type="string" calcext:value-type="string">
            <text:p>Anh, N. H., Sourin, A., and Aswani, P. (2007). Physically based Hydraulic Erosion Simulation on</text:p>
            <text:p>Graphics Processing Unit. In GRAPHITE ’07: Proceedings of the 5 th International Conference</text:p>
            <text:p>on Computer Graphics and Interactive Techniques in Australia and Southeast Asia, pages 257–</text:p>
            <text:p>264, New York, NY, USA. ACM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Anh, N. H., Sourin, A., and Aswani, P. </text:p>
          </table:table-cell>
          <table:table-cell table:number-columns-repeated="1021"/>
        </table:table-row>
        <table:table-row table:style-name="ro8">
          <table:table-cell table:style-name="ce5" office:value-type="string" calcext:value-type="string">
            <text:p>Belhadj, F. (2007). Terrain Modeling: a Constrained Fractal Model. In Spencer, S. N., editor,</text:p>
            <text:p>AFRIGRAPH ’07: Proceedings of the 5 th International Conference on Computer Graphics,</text:p>
            <text:p>Virtual Reality, Visualisation and Interaction in Africa, pages 197–204, New York, NY, USA.</text:p>
            <text:p>ACM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Belhadj, F.</text:p>
          </table:table-cell>
          <table:table-cell office:value-type="string" calcext:value-type="string">
            <text:p>@inproceedings{Belhadj:2007:TMC:1294685.1294717,</text:p>
            <text:p> author = {Belhadj, Far\`{e}s},</text:p>
            <text:p> title = {Terrain Modeling: A Constrained Fractal Model},</text:p>
            <text:p> booktitle = {Proceedings of the 5th International Conference on Computer Graphics, Virtual Reality, Visualisation and Interaction in Africa},</text:p>
            <text:p> series = {AFRIGRAPH '07},</text:p>
            <text:p> year = {2007},</text:p>
            <text:p> isbn = {978-1-59593-906-7},</text:p>
            <text:p> location = {Grahamstown, South Africa},</text:p>
            <text:p> pages = {197--204},</text:p>
            <text:p> numpages = {8},</text:p>
            <text:p> url = {http://doi.acm.org/10.1145/1294685.1294717},</text:p>
            <text:p> doi = {10.1145/1294685.1294717},</text:p>
            <text:p> acmid = {1294717},</text:p>
            <text:p> publisher = {ACM},</text:p>
            <text:p> address = {New York, NY, USA},</text:p>
            <text:p> keywords = {fractals, midpoint displacement, surface modeling, surface reconstruction, terrain},</text:p>
            <text:p>} 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Belhadj, F. and Audibert, P. (2005). Modeling Landscapes with Ridges and Rivers: Bottom Up</text:p>
            <text:p>Approach. In GRAPHITE ’05: Proceedings of the 3 rd International Conference on Computer</text:p>
            <text:p>Graphics and Interactive Techniques in Australasia and South East Asia, pages 447–450, New</text:p>
            <text:p>York, NY, USA. ACM.</text:p>
          </table:table-cell>
          <table:table-cell office:value-type="float" office:value="2005" calcext:value-type="float">
            <text:p>2005</text:p>
          </table:table-cell>
          <table:table-cell table:style-name="ce6" office:value-type="string" calcext:value-type="string">
            <text:p>Belhadj, F. and Audibert, P.</text:p>
          </table:table-cell>
          <table:table-cell office:value-type="string" calcext:value-type="string">
            <text:p>@inproceedings{Belhadj:2005:MLR:1101389.1101479,</text:p>
            <text:p> author = {Belhadj, Far\`{e}s and Audibert, Pierre},</text:p>
            <text:p> title = {Modeling Landscapes with Ridges and Rivers: Bottom Up Approach},</text:p>
            <text:p> booktitle = {Proceedings of the 3rd International Conference on Computer Graphics and Interactive Techniques in Australasia and South East Asia},</text:p>
            <text:p> series = {GRAPHITE '05},</text:p>
            <text:p> year = {2005},</text:p>
            <text:p> isbn = {1-59593-201-1},</text:p>
            <text:p> location = {Dunedin, New Zealand},</text:p>
            <text:p> pages = {447--450},</text:p>
            <text:p> numpages = {4},</text:p>
            <text:p> url = {http://doi.acm.org/10.1145/1101389.1101479},</text:p>
            <text:p> doi = {10.1145/1101389.1101479},</text:p>
            <text:p> acmid = {1101479},</text:p>
            <text:p> publisher = {ACM},</text:p>
            <text:p> address = {New York, NY, USA},</text:p>
            <text:p> keywords = {fractals, midpoint displacement, terrain erosion, terrain models},</text:p>
            <text:p>} </text:p>
            <text:p/>
            <text:p/>
          </table:table-cell>
          <table:table-cell table:number-columns-repeated="1020"/>
        </table:table-row>
        <table:table-row table:style-name="ro10">
          <table:table-cell table:style-name="ce5" office:value-type="string" calcext:value-type="string">
            <text:p>Beneˇs, B. and Forsbach, R. (2001). Layered Data Representation for Visual Simulation of Terrain</text:p>
            <text:p>Erosion. In SCCG ’01: Proceedings of the 17 th Spring Conference on Computer Graphics, pages</text:p>
            <text:p>80–86, Washington, DC, USA. IEEE Computer Society.</text:p>
          </table:table-cell>
          <table:table-cell office:value-type="float" office:value="2001" calcext:value-type="float">
            <text:p>2001</text:p>
          </table:table-cell>
          <table:table-cell table:style-name="ce6" office:value-type="string" calcext:value-type="string">
            <text:p>Beneˇs, B. and Forsbach, R.</text:p>
          </table:table-cell>
          <table:table-cell office:value-type="string" calcext:value-type="string">
            <text:p>@inproceedings{Benes:2001:LDR:882484.883939,</text:p>
            <text:p> author = {Benes, Bedrich and Forsbach, Rafael},</text:p>
            <text:p> title = {Layered Data Representation for Visual Simulation of Terrain Erosion},</text:p>
            <text:p> booktitle = {Proceedings of the 17th Spring Conference on Computer Graphics},</text:p>
            <text:p> series = {SCCG '01},</text:p>
            <text:p> year = {2001},</text:p>
            <text:p> isbn = {0-7695-1215-1},</text:p>
            <text:p> pages = {80--},</text:p>
            <text:p> url = {http://dl.acm.org/citation.cfm?id=882484.883939},</text:p>
            <text:p> acmid = {883939},</text:p>
            <text:p> publisher = {IEEE Computer Society},</text:p>
            <text:p> address = {Washington, DC, USA},</text:p>
            <text:p> keywords = {Terrain erosion, layers, height field, and voxels.},</text:p>
            <text:p>} </text:p>
            <text:p/>
          </table:table-cell>
          <table:table-cell table:number-columns-repeated="1020"/>
        </table:table-row>
        <table:table-row table:style-name="ro11">
          <table:table-cell table:style-name="ce5" office:value-type="string" calcext:value-type="string">
            <text:p>Bruneton, E. and Neyret, F. (2008). Real-time Rendering and Editing of Vector-based Terrains.</text:p>
            <text:p>In Drettakis, G. and Scopigno, R., editors, Eurographics 2008 Proceedings, volume 27, pages</text:p>
            <text:p>311–320, Hersonissos, Gr`ece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Bruneton, E. and Neyret, F. </text:p>
          </table:table-cell>
          <table:table-cell office:value-type="string" calcext:value-type="string">
            <text:p>@article{bruneton:inria-00207679,</text:p>
            <text:p>  TITLE = {{Real-time rendering and editing of vector-based terrains}},</text:p>
            <text:p>  AUTHOR = {Bruneton, Eric and Neyret, Fabrice},</text:p>
            <text:p>  URL = {https://hal.inria.fr/inria-00207679},</text:p>
            <text:p>  JOURNAL = {{Computer Graphics Forum}},</text:p>
            <text:p>  PUBLISHER = {{Wiley}},</text:p>
            <text:p>  SERIES = {Special Issue: Eurographics '08},</text:p>
            <text:p>  VOLUME = {27},</text:p>
            <text:p>  NUMBER = {2},</text:p>
            <text:p>  PAGES = {311-320},</text:p>
            <text:p>  YEAR = {2008},</text:p>
            <text:p>  MONTH = Apr,</text:p>
            <text:p>  DOI = {10.1111/j.1467-8659.2008.01128.x},</text:p>
            <text:p>  PDF = {https://hal.inria.fr/inria-00207679/file/article.pdf},</text:p>
            <text:p>  HAL_ID = {inria-00207679},</text:p>
            <text:p>  HAL_VERSION = {v1},</text:p>
            <text:p>}</text:p>
            <text:p/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Chen, G., Esch, G., Wonka, P., M ̈</text:p>
            <text:p>uller, P., and Zhang, E. (2008). Interactive Procedural Street</text:p>
            <text:p>Modeling. In SIGGRAPH ’08: Proceedings of the 35 th Annual Conference on Computer Graph-</text:p>
            <text:p>ics and Interactive Techniques, volume 27, pages 1–10, New York, NY, USA. ACM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Chen, G., Esch, G., Wonka, P., Müller, P., and Zhang, E.</text:p>
          </table:table-cell>
          <table:table-cell office:value-type="string" calcext:value-type="string">
            <text:p>@inproceedings{Chen:2008:IPS:1399504.1360702,</text:p>
            <text:p> author = {Chen, Guoning and Esch, Gregory and Wonka, Peter and M\"{u}ller, Pascal and Zhang, Eugene},</text:p>
            <text:p> title = {Interactive Procedural Street Modeling},</text:p>
            <text:p> booktitle = {ACM SIGGRAPH 2008 Papers},</text:p>
            <text:p> series = {SIGGRAPH '08},</text:p>
            <text:p> year = {2008},</text:p>
            <text:p> isbn = {978-1-4503-0112-1},</text:p>
            <text:p> location = {Los Angeles, California},</text:p>
            <text:p> pages = {103:1--103:10},</text:p>
            <text:p> articleno = {103},</text:p>
            <text:p> numpages = {10},</text:p>
            <text:p> url = {http://doi.acm.org/10.1145/1399504.1360702},</text:p>
            <text:p> doi = {10.1145/1399504.1360702},</text:p>
            <text:p> acmid = {1360702},</text:p>
            <text:p> publisher = {ACM},</text:p>
            <text:p> address = {New York, NY, USA},</text:p>
            <text:p> keywords = {procedural modeling, street modeling, street networks, tensor field design, tensor fields},</text:p>
            <text:p>} </text:p>
          </table:table-cell>
          <table:table-cell table:number-columns-repeated="1020"/>
        </table:table-row>
        <table:table-row table:style-name="ro8">
          <table:table-cell table:style-name="ce5" office:value-type="string" calcext:value-type="string">
            <text:p>De Carpentier, G. and Bidarra, R. (2009). Interactive GPU-based Procedural Heightfield Brushes.</text:p>
            <text:p>In Proceedings of the 4 th International Conference on the Foundation of Digital Games, Florida,</text:p>
            <text:p>USA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De Carpentier, G. and Bidarra, R.</text:p>
          </table:table-cell>
          <table:table-cell office:value-type="string" calcext:value-type="string">
            <text:p>@inproceedings{deCarpentier:2009:IGP:1536513.1536532,</text:p>
            <text:p> author = {de Carpentier, Giliam J. P. and Bidarra, Rafael},</text:p>
            <text:p> title = {Interactive GPU-based Procedural Heightfield Brushes},</text:p>
            <text:p> booktitle = {Proceedings of the 4th International Conference on Foundations of Digital Games},</text:p>
            <text:p> series = {FDG '09},</text:p>
            <text:p> year = {2009},</text:p>
            <text:p> isbn = {978-1-60558-437-9},</text:p>
            <text:p> location = {Orlando, Florida},</text:p>
            <text:p> pages = {55--62},</text:p>
            <text:p> numpages = {8},</text:p>
            <text:p> url = {http://doi.acm.org/10.1145/1536513.1536532},</text:p>
            <text:p> doi = {10.1145/1536513.1536532},</text:p>
            <text:p> acmid = {1536532},</text:p>
            <text:p> publisher = {ACM},</text:p>
            <text:p> address = {New York, NY, USA},</text:p>
            <text:p> keywords = {GPGPU, graphics hardware, heightfields, procedural synthesis, shader programming, terrain modeling},</text:p>
            <text:p>} 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Deussen, O., Hanrahan, P., Lintermann, B., Mˇech, R., Pharr, M., and Prusinkiewicz, P. (1998).</text:p>
            <text:p>Realistic Modeling and Rendering of Plant Ecosystems. In SIGGRAPH ’98: Proceedings of</text:p>
            <text:p>the 25 th Annual Conference on Computer Graphics and Interactive Techniques, pages 275–286,</text:p>
            <text:p>New York, NY, USA. ACM.</text:p>
          </table:table-cell>
          <table:table-cell office:value-type="float" office:value="1998" calcext:value-type="float">
            <text:p>1998</text:p>
          </table:table-cell>
          <table:table-cell table:style-name="ce6" office:value-type="string" calcext:value-type="string">
            <text:p>Deussen, O., Hanrahan, P., Lintermann, B., Mˇech, R., Pharr, M., and Prusinkiewicz, P. </text:p>
          </table:table-cell>
          <table:table-cell office:value-type="string" calcext:value-type="string">
            <text:p>@inproceedings{Deussen:1998:RMR:280814.280898,</text:p>
            <text:p> author = {Deussen, Oliver and Hanrahan, Pat and Lintermann, Bernd and M\v{e}ch, Radom\'{\i}r and Pharr, Matt and Prusinkiewicz, Przemyslaw},</text:p>
            <text:p> title = {Realistic Modeling and Rendering of Plant Ecosystems},</text:p>
            <text:p> booktitle = {Proceedings of the 25th Annual Conference on Computer Graphics and Interactive Techniques},</text:p>
            <text:p> series = {SIGGRAPH '98},</text:p>
            <text:p> year = {1998},</text:p>
            <text:p> isbn = {0-89791-999-8},</text:p>
            <text:p> pages = {275--286},</text:p>
            <text:p> numpages = {12},</text:p>
            <text:p> url = {http://doi.acm.org/10.1145/280814.280898},</text:p>
            <text:p> doi = {10.1145/280814.280898},</text:p>
            <text:p> acmid = {280898},</text:p>
            <text:p> publisher = {ACM},</text:p>
            <text:p> address = {New York, NY, USA},</text:p>
            <text:p> keywords = {approximate instancing, ecosystem simulation, modeling of natural phenomena, plant model, realistic image synthesis, self-thinning, vector quantization},</text:p>
            <text:p>} </text:p>
          </table:table-cell>
          <table:table-cell table:number-columns-repeated="1020"/>
        </table:table-row>
        <table:table-row table:style-name="ro12">
          <table:table-cell table:style-name="ce5" office:value-type="string" calcext:value-type="string">
            <text:p>Ebert, D. S., Worley, S., Musgrave, F. K., Peachey, D., and Perlin, K. (2003). Texturing &amp;</text:p>
            <text:p>Modeling, a Procedural Approach. Elsevier, 3 rd edition.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Ebert, D. S., Worley, S., Musgrave, F. K., Peachey, D., and Perlin, K.</text:p>
          </table:table-cell>
          <table:table-cell office:value-type="string" calcext:value-type="string">
            <text:p>@book{Ebert:2002:TMP:572337,</text:p>
            <text:p> author = {Ebert, David S. and Musgrave, F. Kenton and Peachey, Darwyn and Perlin, Ken and Worley, Steven},</text:p>
            <text:p> title = {Texturing and Modeling: A Procedural Approach},</text:p>
            <text:p> year = {2002},</text:p>
            <text:p> isbn = {1558608486},</text:p>
            <text:p> edition = {3rd},</text:p>
            <text:p> publisher = {Morgan Kaufmann Publishers Inc.},</text:p>
            <text:p> address = {San Francisco, CA, USA},</text:p>
            <text:p>} </text:p>
          </table:table-cell>
          <table:table-cell table:number-columns-repeated="1020"/>
        </table:table-row>
        <table:table-row table:style-name="ro13">
          <table:table-cell table:style-name="ce5" office:value-type="string" calcext:value-type="string">
            <text:p>Finkenzeller, D. (2008). Detailed Building Facades. IEEE Computer Graphics and Applications,</text:p>
            <text:p>28(3):58–66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Finkenzeller, D. </text:p>
          </table:table-cell>
          <table:table-cell office:value-type="string" calcext:value-type="string">
            <text:p>@article{10.1109/MCG.2008.50,</text:p>
            <text:p>author = {Dieter Finkenzeller, },</text:p>
            <text:p>title = {Detailed Building Facades},</text:p>
            <text:p>journal = {IEEE Computer Graphics and Applications},</text:p>
            <text:p>volume = {28},</text:p>
            <text:p>number = {undefined},</text:p>
            <text:p>issn = {0272-1716},</text:p>
            <text:p>year = {2008},</text:p>
            <text:p>pages = {58-66},</text:p>
            <text:p>doi = {doi.ieeecomputersociety.org/10.1109/MCG.2008.50},</text:p>
            <text:p>publisher = {IEEE Computer Society},</text:p>
            <text:p>address = {Los Alamitos, CA, USA},</text:p>
            <text:p>}</text:p>
          </table:table-cell>
          <table:table-cell table:number-columns-repeated="1020"/>
        </table:table-row>
        <table:table-row table:style-name="ro14">
          <table:table-cell table:style-name="ce5" office:value-type="string" calcext:value-type="string">
            <text:p>Finkenzeller, D. and Bender, J. (2008). Semantic Representation of Complex Building Structures.</text:p>
            <text:p>In Computer Graphics and Visualization (CGV 2008) - IADIS Multi Conference on Computer</text:p>
            <text:p>Science and Information Systems, Amsterdam, The Netherlands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Finkenzeller, D. and Bender, J.</text:p>
          </table:table-cell>
          <table:table-cell table:number-columns-repeated="1021"/>
        </table:table-row>
        <table:table-row table:style-name="ro8">
          <table:table-cell table:style-name="ce5" office:value-type="string" calcext:value-type="string">
            <text:p>Fournier, A., Fussell, D., and Carpenter, L. (1982). Computer Rendering of Stochastic Models.</text:p>
            <text:p>Communications of the ACM, 25(6):371–384.</text:p>
          </table:table-cell>
          <table:table-cell office:value-type="float" office:value="1982" calcext:value-type="float">
            <text:p>1982</text:p>
          </table:table-cell>
          <table:table-cell table:style-name="ce6" office:value-type="string" calcext:value-type="string">
            <text:p>Fournier, A., Fussell, D., and Carpenter, L.</text:p>
          </table:table-cell>
          <table:table-cell office:value-type="string" calcext:value-type="string">
            <text:p>@article{Fournier:1982:CRS:358523.358553,</text:p>
            <text:p> author = {Fournier, Alain and Fussell, Don and Carpenter, Loren},</text:p>
            <text:p> title = {Computer Rendering of Stochastic Models},</text:p>
            <text:p> journal = {Commun. ACM},</text:p>
            <text:p> issue_date = {June 1982},</text:p>
            <text:p> volume = {25},</text:p>
            <text:p> number = {6},</text:p>
            <text:p> month = jun,</text:p>
            <text:p> year = {1982},</text:p>
            <text:p> issn = {0001-0782},</text:p>
            <text:p> pages = {371--384},</text:p>
            <text:p> numpages = {14},</text:p>
            <text:p> url = {http://doi.acm.org/10.1145/358523.358553},</text:p>
            <text:p> doi = {10.1145/358523.358553},</text:p>
            <text:p> acmid = {358553},</text:p>
            <text:p> publisher = {ACM},</text:p>
            <text:p> address = {New York, NY, USA},</text:p>
            <text:p> keywords = {fractals, stochastic models, terrain models},</text:p>
            <text:p>} </text:p>
          </table:table-cell>
          <table:table-cell table:number-columns-repeated="1020"/>
        </table:table-row>
        <table:table-row table:style-name="ro15">
          <table:table-cell table:style-name="ce5" office:value-type="string" calcext:value-type="string">
            <text:p>Gamito, M. and Musgrave, F. K. (2001). Procedural Landscapes with Overhangs. In 10 th Por-</text:p>
            <text:p>tuguese Computer Graphics Meeting, pages 33–42.</text:p>
          </table:table-cell>
          <table:table-cell office:value-type="float" office:value="2001" calcext:value-type="float">
            <text:p>2001</text:p>
          </table:table-cell>
          <table:table-cell table:style-name="ce6" office:value-type="string" calcext:value-type="string">
            <text:p>Gamito, M. and Musgrave, F. K. </text:p>
          </table:table-cell>
          <table:table-cell office:value-type="string" calcext:value-type="string">
            <text:p>@MISC{Gamito_procedurallandscapes,</text:p>
            <text:p>    author = {Manuel N. Gamito and F. Kenton Musgrave},</text:p>
            <text:p>    title = {Procedural Landscapes with Overhangs},</text:p>
            <text:p>    Year = {2001}</text:p>
            <text:p>}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Glass, K. R., Morkel, C., and Bangay, S. D. (2006). Duplicating Road Patterns in South African</text:p>
            <text:p>Informal Settlements Using Procedural Techniques. In Spencer, S. N., editor, AFRIGRAPH</text:p>
            <text:p>’06: Proceedings of the 4 th International Conference on Computer Graphics, Virtual Reality,</text:p>
            <text:p>Visualisation and Interaction in Africa, pages 161–169, New York, NY, USA. ACM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Glass, K. R., Morkel, C., and Bangay, S. D.</text:p>
          </table:table-cell>
          <table:table-cell office:value-type="string" calcext:value-type="string">
            <text:p>@inproceedings{Glass:2006:DRP:1108590.1108616,</text:p>
            <text:p> author = {Glass, Kevin R. and Morkel, Chantelle and Bangay, Shaun D.},</text:p>
            <text:p> title = {Duplicating Road Patterns in South African Informal Settlements Using Procedural Techniques},</text:p>
            <text:p> booktitle = {Proceedings of the 4th International Conference on Computer Graphics, Virtual Reality, Visualisation and Interaction in Africa},</text:p>
            <text:p> series = {AFRIGRAPH '06},</text:p>
            <text:p> year = {2006},</text:p>
            <text:p> isbn = {1-59593-288-7},</text:p>
            <text:p> location = {Cape Town, South Africa},</text:p>
            <text:p> pages = {161--169},</text:p>
            <text:p> numpages = {9},</text:p>
            <text:p> url = {http://doi.acm.org/10.1145/1108590.1108616},</text:p>
            <text:p> doi = {10.1145/1108590.1108616},</text:p>
            <text:p> acmid = {1108616},</text:p>
            <text:p> publisher = {ACM},</text:p>
            <text:p> address = {New York, NY, USA},</text:p>
            <text:p> keywords = {L-systems, Voronoi, city modeling, informal settlement, procedural modeling, subdivision},</text:p>
            <text:p>} 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reenworks (2009). XFrog. Available from <text:a xlink:href="http://www.xfrogdownloads.com/" xlink:type="simple">http://www.xfrogdownloads.com</text:a>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Greuter, S., Parker, J., Stewart, N., and Leach, G. </text:p>
          </table:table-cell>
          <table:table-cell table:number-columns-repeated="1021"/>
        </table:table-row>
        <table:table-row table:style-name="ro9">
          <table:table-cell table:style-name="ce5" office:value-type="string" calcext:value-type="string">
            <text:p>Greuter, S., Parker, J., Stewart, N., and Leach, G. (2003). Real-time Procedural Generation of</text:p>
            <text:p>‘Pseudo Infinite’ Cities. In GRAPHITE ’03: Proceedings of the 1 st International Conference</text:p>
            <text:p>on Computer Graphics and Interactive Techniques in Australasia and South East Asia, pages</text:p>
            <text:p>87–94, New York, NY, USA. ACM.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Greuter, S., Parker, J., Stewart, N., and Leach, G. </text:p>
          </table:table-cell>
          <table:table-cell office:value-type="string" calcext:value-type="string">
            <text:p>@inproceedings{Greuter:2003:RPG:604471.604490,</text:p>
            <text:p> author = {Greuter, Stefan and Parker, Jeremy and Stewart, Nigel and Leach, Geoff},</text:p>
            <text:p> title = {Real-time Procedural Generation of `Pseudo Infinite' Cities},</text:p>
            <text:p> booktitle = {Proceedings of the 1st International Conference on Computer Graphics and Interactive Techniques in Australasia and South East Asia},</text:p>
            <text:p> series = {GRAPHITE '03},</text:p>
            <text:p> year = {2003},</text:p>
            <text:p> isbn = {1-58113-578-5},</text:p>
            <text:p> location = {Melbourne, Australia},</text:p>
            <text:p> pages = {87--ff},</text:p>
            <text:p> url = {http://doi.acm.org/10.1145/604471.604490},</text:p>
            <text:p> doi = {10.1145/604471.604490},</text:p>
            <text:p> acmid = {604490},</text:p>
            <text:p> publisher = {ACM},</text:p>
            <text:p> address = {New York, NY, USA},</text:p>
            <text:p> keywords = {LRU caching, architecture, procedural generation, real-time, view frustum filling},</text:p>
            <text:p>} </text:p>
            <text:p/>
            <text:p/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Groenewegen, S. A., Smelik, R. M., de Kraker, K. J., and Bidarra, R. (2009). Procedural City</text:p>
            <text:p>Layout Generation Based On Urban Land Use Models. In Alliez, P. and Magnor, M., editors,</text:p>
            <text:p>Short Paper Proceedings of Eurographics 2009, pages 45–48, Munich, Germany. Eurographics</text:p>
            <text:p>Association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Groenewegen, S. A., Smelik, R. M., de Kraker, K. J., and Bidarra, R. </text:p>
          </table:table-cell>
          <table:table-cell table:number-columns-repeated="1021"/>
        </table:table-row>
        <table:table-row table:style-name="ro16">
          <table:table-cell table:style-name="ce5" office:value-type="string" calcext:value-type="string">
            <text:p>Hammes, J. (2001). Modeling of Ecosystems as a Data Source for Real-Time Terrain Rendering.</text:p>
            <text:p>In DEM ’01: Proceedings of the First International Symposium on Digital Earth Moving, pages</text:p>
            <text:p>98–111, London, UK. Springer-Verlag.</text:p>
          </table:table-cell>
          <table:table-cell office:value-type="float" office:value="2001" calcext:value-type="float">
            <text:p>2001</text:p>
          </table:table-cell>
          <table:table-cell table:style-name="ce6" office:value-type="string" calcext:value-type="string">
            <text:p>Hammes, J. </text:p>
          </table:table-cell>
          <table:table-cell office:value-type="string" calcext:value-type="string">
            <text:p>@inproceedings{Hammes:2001:MED:647811.738117,</text:p>
            <text:p> author = {Hammes, Johan},</text:p>
            <text:p> title = {Modeling of Ecosystems As a Data Source for Real-Time Terrain Rendering},</text:p>
            <text:p> booktitle = {Proceedings of the First International Symposium on Digital Earth Moving},</text:p>
            <text:p> series = {DEM '01},</text:p>
            <text:p> year = {2001},</text:p>
            <text:p> isbn = {3-540-42586-1},</text:p>
            <text:p> pages = {98--111},</text:p>
            <text:p> numpages = {14},</text:p>
            <text:p> url = {http://dl.acm.org/citation.cfm?id=647811.738117},</text:p>
            <text:p> acmid = {738117},</text:p>
            <text:p> publisher = {Springer-Verlag},</text:p>
            <text:p> address = {London, UK, UK},</text:p>
            <text:p>} </text:p>
            <text:p/>
          </table:table-cell>
          <table:table-cell table:number-columns-repeated="1020"/>
        </table:table-row>
        <table:table-row table:style-name="ro11">
          <table:table-cell table:style-name="ce5" office:value-type="string" calcext:value-type="string">
            <text:p>Kamal, K. R. and Uddin, Y. S. (2007). Parametrically Controlled Terrain Generation. In</text:p>
            <text:p>GRAPHITE ’07: Proceedings of the 5 th International Conference on Computer Graphics and</text:p>
            <text:p>Interactive Techniques in Australia and Southeast Asia, pages 17–23, New York, NY, USA.</text:p>
            <text:p>ACM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Kamal, K. R. and Uddin, Y. S. </text:p>
          </table:table-cell>
          <table:table-cell office:value-type="string" calcext:value-type="string">
            <text:p>@inproceedings{Kamal:2007:PCT:1321261.1321264,</text:p>
            <text:p> author = {Kamal, K. Raiyan and Uddin, Yusuf Sarwar},</text:p>
            <text:p> title = {Parametrically Controlled Terrain Generation},</text:p>
            <text:p> booktitle = {Proceedings of the 5th International Conference on Computer Graphics and Interactive Techniques in Australia and Southeast Asia},</text:p>
            <text:p> series = {GRAPHITE '07},</text:p>
            <text:p> year = {2007},</text:p>
            <text:p> isbn = {978-1-59593-912-8},</text:p>
            <text:p> location = {Perth, Australia},</text:p>
            <text:p> pages = {17--23},</text:p>
            <text:p> numpages = {7},</text:p>
            <text:p> url = {http://doi.acm.org/10.1145/1321261.1321264},</text:p>
            <text:p> doi = {10.1145/1321261.1321264},</text:p>
            <text:p> acmid = {1321264},</text:p>
            <text:p> publisher = {ACM},</text:p>
            <text:p> address = {New York, NY, USA},</text:p>
            <text:p> keywords = {controlled terrain generation, parametric control, terrain generation},</text:p>
            <text:p>} </text:p>
          </table:table-cell>
          <table:table-cell table:number-columns-repeated="1020"/>
        </table:table-row>
        <table:table-row table:style-name="ro11">
          <table:table-cell table:style-name="ce9" office:value-type="string" calcext:value-type="string">
            <text:p>Kelley, A. D., Malin, M. C., and Nielson, G. M. (1988). Terrain Simulation Using a Model of</text:p>
            <text:p>Stream Erosion. In SIGGRAPH ’88: Proceedings of the 15 th Annual Conference on Computer</text:p>
            <text:p>Graphics and Interactive Techniques, pages 263–268, New York, NY, USA. ACM.</text:p>
          </table:table-cell>
          <table:table-cell table:style-name="ce11" office:value-type="float" office:value="1988" calcext:value-type="float">
            <text:p>1988</text:p>
          </table:table-cell>
          <table:table-cell table:style-name="ce12" office:value-type="string" calcext:value-type="string">
            <text:p>Kelley, A. D., Malin, M. C., and Nielson, G. M. </text:p>
          </table:table-cell>
          <table:table-cell table:style-name="ce9" office:value-type="string" calcext:value-type="string">
            <text:p>@inproceedings{Kelley:1988:TSU:54852.378519,</text:p>
            <text:p> author = {Kelley, Alex D. and Malin, Michael C. and Nielson, Gregory M.},</text:p>
            <text:p> title = {Terrain Simulation Using a Model of Stream Erosion},</text:p>
            <text:p> booktitle = {Proceedings of the 15th Annual Conference on Computer Graphics and Interactive Techniques},</text:p>
            <text:p> series = {SIGGRAPH '88},</text:p>
            <text:p> year = {1988},</text:p>
            <text:p> isbn = {0-89791-275-6},</text:p>
            <text:p> pages = {263--268},</text:p>
            <text:p> numpages = {6},</text:p>
            <text:p> url = {http://doi.acm.org/10.1145/54852.378519},</text:p>
            <text:p> doi = {10.1145/54852.378519},</text:p>
            <text:p> acmid = {378519},</text:p>
            <text:p> publisher = {ACM},</text:p>
            <text:p> address = {New York, NY, USA},</text:p>
            <text:p> keywords = {database amplification, drainage network simulation, erosion models, structural models, surfaces under tension},</text:p>
            <text:p>} </text:p>
          </table:table-cell>
          <table:table-cell table:style-name="ce9"/>
          <table:table-cell table:style-name="ce11" table:number-columns-repeated="1019"/>
        </table:table-row>
        <table:table-row table:style-name="ro17">
          <table:table-cell table:style-name="ce10" office:value-type="string" calcext:value-type="string">
            <text:p>Kelly, G. and McCabe, H. (2006). A Survey of Procedural Techniques for City Generation. Institute</text:p>
            <text:p>of Technology Blanchardstown Journal, 14:87–130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Kelly, G. and McCabe, H.</text:p>
          </table:table-cell>
          <table:table-cell table:number-columns-repeated="1021"/>
        </table:table-row>
        <table:table-row table:style-name="ro14">
          <table:table-cell table:style-name="ce5" office:value-type="string" calcext:value-type="string">
            <text:p>Kelly, G. and McCabe, H. (2007). Citygen: An Interactive System for Procedural City Generation.</text:p>
            <text:p>In Proceedings of GDTW 2007: The Fifth Annual International Conference in Computer Game</text:p>
            <text:p>Design and Technology, pages 8–16, Liverpool, UK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Kelly, G. and McCabe, H. </text:p>
          </table:table-cell>
          <table:table-cell table:number-columns-repeated="1021"/>
        </table:table-row>
        <table:table-row table:style-name="ro8">
          <table:table-cell table:style-name="ce5" office:value-type="string" calcext:value-type="string">
            <text:p>Larive, M. and Gaildrat, V. (2006). Wall Grammar for Building Generation. In GRAPHITE</text:p>
            <text:p>’06: Proceedings of the 4 th International Conference on Computer Graphics and Interactive</text:p>
            <text:p>Techniques in Australasia and Southeast Asia, pages 429–437, New York, NY, USA. ACM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Larive, M. and Gaildrat, V.</text:p>
          </table:table-cell>
          <table:table-cell office:value-type="string" calcext:value-type="string">
            <text:p>@inproceedings{Larive:2006:WGB:1174429.1174501,</text:p>
            <text:p> author = {Larive, Mathieu and Gaildrat, Veronique},</text:p>
            <text:p> title = {Wall Grammar for Building Generation},</text:p>
            <text:p> booktitle = {Proceedings of the 4th International Conference on Computer Graphics and Interactive Techniques in Australasia and Southeast Asia},</text:p>
            <text:p> series = {GRAPHITE '06},</text:p>
            <text:p> year = {2006},</text:p>
            <text:p> isbn = {1-59593-564-9},</text:p>
            <text:p> location = {Kuala Lumpur, Malaysia},</text:p>
            <text:p> pages = {429--437},</text:p>
            <text:p> numpages = {9},</text:p>
            <text:p> url = {http://doi.acm.org/10.1145/1174429.1174501},</text:p>
            <text:p> doi = {10.1145/1174429.1174501},</text:p>
            <text:p> acmid = {1174501},</text:p>
            <text:p> publisher = {ACM},</text:p>
            <text:p> address = {New York, NY, USA},</text:p>
            <text:p> keywords = {architecture, computer-aided design, formal grammar, procedural modeling},</text:p>
            <text:p>} </text:p>
          </table:table-cell>
          <table:table-cell table:number-columns-repeated="1020"/>
        </table:table-row>
        <table:table-row table:style-name="ro11">
          <table:table-cell table:style-name="ce5" office:value-type="string" calcext:value-type="string">
            <text:p>Lechner, T., Ren, P., Watson, B., Brozefski, C., and Wilenski, U. (2006). Procedural Modeling</text:p>
            <text:p>of Urban Land Use. In SIGGRAPH ’06: ACM SIGGRAPH 2006 Research posters, page 135,</text:p>
            <text:p>New York, NY, USA. ACM. 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Lechner, T., Ren, P., Watson, B., Brozefski, C., and Wilenski, U. </text:p>
          </table:table-cell>
          <table:table-cell office:value-type="string" calcext:value-type="string">
            <text:p>@inproceedings{Lechner:2006:PMU:1179622.1179778,</text:p>
            <text:p> author = {Lechner, Thomas and Ren, Pin and Watson, Ben and Brozefski, Craig and Wilenski, Uri},</text:p>
            <text:p> title = {Procedural Modeling of Urban Land Use},</text:p>
            <text:p> booktitle = {ACM SIGGRAPH 2006 Research Posters},</text:p>
            <text:p> series = {SIGGRAPH '06},</text:p>
            <text:p> year = {2006},</text:p>
            <text:p> isbn = {1-59593-364-6},</text:p>
            <text:p> location = {Boston, Massachusetts},</text:p>
            <text:p> articleno = {135},</text:p>
            <text:p> url = {http://doi.acm.org/10.1145/1179622.1179778},</text:p>
            <text:p> doi = {10.1145/1179622.1179778},</text:p>
            <text:p> acmid = {1179778},</text:p>
            <text:p> publisher = {ACM},</text:p>
            <text:p> address = {New York, NY, USA},</text:p>
            <text:p>} </text:p>
            <text:p/>
            <text:p/>
          </table:table-cell>
          <table:table-cell table:number-columns-repeated="1020"/>
        </table:table-row>
        <table:table-row table:style-name="ro17">
          <table:table-cell table:style-name="ce5" office:value-type="string" calcext:value-type="string">
            <text:p>Lechner, T., Watson, B., Wilensky, U., and Felsen, M. (2003). Procedural City Modeling. In 1 st</text:p>
            <text:p>Midwestern Graphics Conference, St. Louis, MO, USA.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Lechner, T., Watson, B., Wilensky, U., and Felsen, M. </text:p>
          </table:table-cell>
          <table:table-cell table:number-columns-repeated="1021"/>
        </table:table-row>
        <table:table-row table:style-name="ro17">
          <table:table-cell table:style-name="ce5" office:value-type="string" calcext:value-type="string">
            <text:p>Lintermann, B. and Deussen, O. (1999). Interactive Modeling of Plants. IEEE Computer Graphics</text:p>
            <text:p>and Applications, 19(1):56–65.</text:p>
          </table:table-cell>
          <table:table-cell office:value-type="float" office:value="1999" calcext:value-type="float">
            <text:p>1999</text:p>
          </table:table-cell>
          <table:table-cell table:style-name="ce6" office:value-type="string" calcext:value-type="string">
            <text:p>Lintermann, B. and Deussen, O.</text:p>
          </table:table-cell>
          <table:table-cell table:number-columns-repeated="1021"/>
        </table:table-row>
        <table:table-row table:style-name="ro16">
          <table:table-cell table:style-name="ce5" office:value-type="string" calcext:value-type="string">
            <text:p>Miller, G. S. P. (1986). The Definition and Rendering of Terrain Maps. In SIGGRAPH ’86:</text:p>
            <text:p>Proceedings of the 13 th Annual Conference on Computer Graphics and Interactive Techniques,</text:p>
            <text:p>volume 20, pages 39–48, New York, NY, USA. ACM.</text:p>
          </table:table-cell>
          <table:table-cell office:value-type="float" office:value="1986" calcext:value-type="float">
            <text:p>1986</text:p>
          </table:table-cell>
          <table:table-cell table:style-name="ce6" office:value-type="string" calcext:value-type="string">
            <text:p>Miller, G. S. P. </text:p>
          </table:table-cell>
          <table:table-cell office:value-type="string" calcext:value-type="string">
            <text:p>@inproceedings{Miller:1986:DRT:15922.15890,</text:p>
            <text:p> author = {Miller, Gavin S P},</text:p>
            <text:p> title = {The Definition and Rendering of Terrain Maps},</text:p>
            <text:p> booktitle = {Proceedings of the 13th Annual Conference on Computer Graphics and Interactive Techniques},</text:p>
            <text:p> series = {SIGGRAPH '86},</text:p>
            <text:p> year = {1986},</text:p>
            <text:p> isbn = {0-89791-196-2},</text:p>
            <text:p> pages = {39--48},</text:p>
            <text:p> numpages = {10},</text:p>
            <text:p> url = {http://doi.acm.org/10.1145/15922.15890},</text:p>
            <text:p> doi = {10.1145/15922.15890},</text:p>
            <text:p> acmid = {15890},</text:p>
            <text:p> publisher = {ACM},</text:p>
            <text:p> address = {New York, NY, USA},</text:p>
            <text:p>} 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M ̈</text:p>
            <text:p>uller, P., Wonka, P., Haegler, S., Ulmer, A., and Gool, L. V. (2006). Procedural Modeling</text:p>
            <text:p>of Buildings. In SIGGRAPH ’06: Proceedings of the 33 rd Annual Conference on Computer</text:p>
            <text:p>Graphics and Interactive Techniques, pages 614–623, New York, NY, USA. ACM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Müller, P., Wonka, P., Haegler, S., Ulmer, A., and Gool, L. V. </text:p>
          </table:table-cell>
          <table:table-cell office:value-type="string" calcext:value-type="string">
            <text:p>@inproceedings{Muller:2006:PMB:1179352.1141931,</text:p>
            <text:p> author = {M\"{u}ller, Pascal and Wonka, Peter and Haegler, Simon and Ulmer, Andreas and Van Gool, Luc},</text:p>
            <text:p> title = {Procedural Modeling of Buildings},</text:p>
            <text:p> booktitle = {ACM SIGGRAPH 2006 Papers},</text:p>
            <text:p> series = {SIGGRAPH '06},</text:p>
            <text:p> year = {2006},</text:p>
            <text:p> isbn = {1-59593-364-6},</text:p>
            <text:p> location = {Boston, Massachusetts},</text:p>
            <text:p> pages = {614--623},</text:p>
            <text:p> numpages = {10},</text:p>
            <text:p> url = {http://doi.acm.org/10.1145/1179352.1141931},</text:p>
            <text:p> doi = {10.1145/1179352.1141931},</text:p>
            <text:p> acmid = {1141931},</text:p>
            <text:p> publisher = {ACM},</text:p>
            <text:p> address = {New York, NY, USA},</text:p>
            <text:p> keywords = {Chomsky grammars, L-systems, architecture, computer-aided design, procedural modeling},</text:p>
            <text:p>} </text:p>
            <text:p/>
          </table:table-cell>
          <table:table-cell table:number-columns-repeated="1020"/>
        </table:table-row>
        <table:table-row table:style-name="ro16">
          <table:table-cell table:style-name="ce5" office:value-type="string" calcext:value-type="string">
            <text:p>M ̈</text:p>
            <text:p>uller, P., Zeng, G., Wonka, P., and Gool, L. V. (2007). Image-based Procedural Modeling of</text:p>
            <text:p>Facades. In SIGGRAPH ’07: Proceedings of the 34 th Annual Conference on Computer Graphics</text:p>
            <text:p>and Interactive Techniques, volume 26, New York, NY, USA. ACM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Müller, P., Zeng, G., Wonka, P., and Gool, L. V. </text:p>
          </table:table-cell>
          <table:table-cell office:value-type="string" calcext:value-type="string">
            <text:p>@inproceedings{Muller:2007:IPM:1275808.1276484,</text:p>
            <text:p> author = {M\"{u}ller, Pascal and Zeng, Gang and Wonka, Peter and Van Gool, Luc},</text:p>
            <text:p> title = {Image-based Procedural Modeling of Facades},</text:p>
            <text:p> booktitle = {ACM SIGGRAPH 2007 Papers},</text:p>
            <text:p> series = {SIGGRAPH '07},</text:p>
            <text:p> year = {2007},</text:p>
            <text:p> location = {San Diego, California},</text:p>
            <text:p> articleno = {85},</text:p>
            <text:p> url = {http://doi.acm.org/10.1145/1275808.1276484},</text:p>
            <text:p> doi = {10.1145/1275808.1276484},</text:p>
            <text:p> acmid = {1276484},</text:p>
            <text:p> publisher = {ACM},</text:p>
            <text:p> address = {New York, NY, USA},</text:p>
            <text:p> keywords = {architecture, design computation, image-based modeling, procedural modeling, urban reconstruction},</text:p>
            <text:p>} </text:p>
          </table:table-cell>
          <table:table-cell table:number-columns-repeated="1020"/>
        </table:table-row>
        <table:table-row table:style-name="ro17">
          <table:table-cell table:style-name="ce5" office:value-type="string" calcext:value-type="string">
            <text:p>Musgrave, F. K. (1993). Methods for Realistic Landscape Imaging. PhD thesis, Yale University,</text:p>
            <text:p>New Haven, CT, USA.</text:p>
          </table:table-cell>
          <table:table-cell office:value-type="float" office:value="1993" calcext:value-type="float">
            <text:p>1993</text:p>
          </table:table-cell>
          <table:table-cell table:style-name="ce6" office:value-type="string" calcext:value-type="string">
            <text:p>Musgrave, F. K.</text:p>
          </table:table-cell>
          <table:table-cell table:number-columns-repeated="1021"/>
        </table:table-row>
        <table:table-row table:style-name="ro11">
          <table:table-cell table:style-name="ce5" office:value-type="string" calcext:value-type="string">
            <text:p>Musgrave, F. K., Kolb, C. E., and Mace, R. S. (1989). The Synthesis and Rendering of Eroded</text:p>
            <text:p>Fractal Terrains. In SIGGRAPH ’89: Proceedings of the 16 th Annual Conference on Computer</text:p>
            <text:p>Graphics and Interactive Techniques, pages 41–50, New York, NY, USA. ACM.</text:p>
          </table:table-cell>
          <table:table-cell office:value-type="float" office:value="1989" calcext:value-type="float">
            <text:p>1989</text:p>
          </table:table-cell>
          <table:table-cell table:style-name="ce6" office:value-type="string" calcext:value-type="string">
            <text:p>Musgrave, F. K., Kolb, C. E., and Mace, R. S. </text:p>
          </table:table-cell>
          <table:table-cell office:value-type="string" calcext:value-type="string">
            <text:p>@inproceedings{Musgrave:1989:SRE:74333.74337,</text:p>
            <text:p> author = {Musgrave, F. K. and Kolb, C. E. and Mace, R. S.},</text:p>
            <text:p> title = {The Synthesis and Rendering of Eroded Fractal Terrains},</text:p>
            <text:p> booktitle = {Proceedings of the 16th Annual Conference on Computer Graphics and Interactive Techniques},</text:p>
            <text:p> series = {SIGGRAPH '89},</text:p>
            <text:p> year = {1989},</text:p>
            <text:p> isbn = {0-89791-312-4},</text:p>
            <text:p> pages = {41--50},</text:p>
            <text:p> numpages = {10},</text:p>
            <text:p> url = {http://doi.acm.org/10.1145/74333.74337},</text:p>
            <text:p> doi = {10.1145/74333.74337},</text:p>
            <text:p> acmid = {74337},</text:p>
            <text:p> publisher = {ACM},</text:p>
            <text:p> address = {New York, NY, USA},</text:p>
            <text:p>} </text:p>
            <text:p/>
            <text:p/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Olsen, J. (2004). Realtime Procedural Terrain Generation. Technical Report, University of South-</text:p>
            <text:p>ern Denmark.</text:p>
          </table:table-cell>
          <table:table-cell office:value-type="float" office:value="2004" calcext:value-type="float">
            <text:p>2004</text:p>
          </table:table-cell>
          <table:table-cell table:style-name="ce6" office:value-type="string" calcext:value-type="string">
            <text:p>Olsen, J. </text:p>
          </table:table-cell>
          <table:table-cell office:value-type="string" calcext:value-type="string">
            <text:p>@MISC{Olsen04realtimeprocedural,</text:p>
            <text:p>    author = {Jacob Olsen},</text:p>
            <text:p>    title = {Realtime procedural terrain generation - realtime synthesis of eroded fractal terrain for use in computer games},</text:p>
            <text:p>    year = {2004}</text:p>
            <text:p>}</text:p>
          </table:table-cell>
          <table:table-cell table:number-columns-repeated="1020"/>
        </table:table-row>
        <table:table-row table:style-name="ro11">
          <table:table-cell table:style-name="ce5" office:value-type="string" calcext:value-type="string">
            <text:p>Parish, Y. I. H. and M ̈</text:p>
            <text:p>uller, P. (2001). Procedural Modeling of Cities. In SIGGRAPH ’01:</text:p>
            <text:p>Proceedings of the 28 th Annual Conference on Computer Graphics and Interactive Techniques,</text:p>
            <text:p>pages 301–308, New York, NY, USA. ACM.</text:p>
          </table:table-cell>
          <table:table-cell office:value-type="float" office:value="2001" calcext:value-type="float">
            <text:p>2001</text:p>
          </table:table-cell>
          <table:table-cell table:style-name="ce6" office:value-type="string" calcext:value-type="string">
            <text:p>Parish, Y. I. H. and Müller, P. </text:p>
          </table:table-cell>
          <table:table-cell office:value-type="string" calcext:value-type="string">
            <text:p>@inproceedings{Parish:2001:PMC:383259.383292,</text:p>
            <text:p> author = {Parish, Yoav I. H. and M\"{u}ller, Pascal},</text:p>
            <text:p> title = {Procedural Modeling of Cities},</text:p>
            <text:p> booktitle = {Proceedings of the 28th Annual Conference on Computer Graphics and Interactive Techniques},</text:p>
            <text:p> series = {SIGGRAPH '01},</text:p>
            <text:p> year = {2001},</text:p>
            <text:p> isbn = {1-58113-374-X},</text:p>
            <text:p> pages = {301--308},</text:p>
            <text:p> numpages = {8},</text:p>
            <text:p> url = {http://doi.acm.org/10.1145/383259.383292},</text:p>
            <text:p> doi = {10.1145/383259.383292},</text:p>
            <text:p> acmid = {383292},</text:p>
            <text:p> publisher = {ACM},</text:p>
            <text:p> address = {New York, NY, USA},</text:p>
            <text:p> keywords = {L-system, architecture, developmental models, modeling, software design, urban development},</text:p>
            <text:p>} </text:p>
          </table:table-cell>
          <table:table-cell table:number-columns-repeated="1020"/>
        </table:table-row>
        <table:table-row table:style-name="ro18">
          <table:table-cell table:style-name="ce5" office:value-type="string" calcext:value-type="string">
            <text:p>Perlin, K. (1985). An Image Synthesizer. In SIGGRAPH ’85: Proceedings of the 12 st Annual</text:p>
            <text:p>Conference on Computer Graphics and Interactive Techniques, volume 19, pages 287–296. ACM.</text:p>
          </table:table-cell>
          <table:table-cell office:value-type="float" office:value="1985" calcext:value-type="float">
            <text:p>1985</text:p>
          </table:table-cell>
          <table:table-cell table:style-name="ce6" office:value-type="string" calcext:value-type="string">
            <text:p>Perlin, K.</text:p>
          </table:table-cell>
          <table:table-cell office:value-type="string" calcext:value-type="string">
            <text:p>@article{Perlin:1985:IS:325165.325247,</text:p>
            <text:p> author = {Perlin, Ken},</text:p>
            <text:p> title = {An Image Synthesizer},</text:p>
            <text:p> journal = {SIGGRAPH Comput. Graph.},</text:p>
            <text:p> issue_date = {Jul. 1985},</text:p>
            <text:p> volume = {19},</text:p>
            <text:p> number = {3},</text:p>
            <text:p> month = jul,</text:p>
            <text:p> year = {1985},</text:p>
            <text:p> issn = {0097-8930},</text:p>
            <text:p> pages = {287--296},</text:p>
            <text:p> numpages = {10},</text:p>
            <text:p> url = {http://doi.acm.org/10.1145/325165.325247},</text:p>
            <text:p> doi = {10.1145/325165.325247},</text:p>
            <text:p> acmid = {325247},</text:p>
            <text:p> publisher = {ACM},</text:p>
            <text:p> address = {New York, NY, USA},</text:p>
            <text:p> keywords = {algorithm development, fire, functional composition, interactive, pixel stream editor, solid texture, space function, stochastic modelling, turbulence, waves},</text:p>
            <text:p>} </text:p>
            <text:p/>
          </table:table-cell>
          <table:table-cell table:number-columns-repeated="1020"/>
        </table:table-row>
        <table:table-row table:style-name="ro10">
          <table:table-cell table:style-name="ce5" office:value-type="string" calcext:value-type="string">
            <text:p>Peytavie, A., Galin, E., Merillou, S., and Grosjean, J. (2009). Arches: a Framework for Modeling</text:p>
            <text:p>Complex Terrains. In Eurographics 2009 Proceedings. Eurographics Association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Peytavie, A., Galin, E., Merillou, S., and Grosjean, J. </text:p>
          </table:table-cell>
          <table:table-cell office:value-type="string" calcext:value-type="string">
            <text:p>@article{peytavie:hal-00463263,</text:p>
            <text:p>  TITLE = {{Arches : a Framework for Modelling Complex Terrains}},</text:p>
            <text:p>  AUTHOR = {Peytavie, Adrien and Galin, Eric and M{\'e}rillou, St{\'e}phane and Grosjean, J{\'e}r{\^o}me},</text:p>
            <text:p>  URL = {https://hal.archives-ouvertes.fr/hal-00463263},</text:p>
            <text:p>  JOURNAL = {{Computer Graphics Forum}},</text:p>
            <text:p>  PUBLISHER = {{Wiley}},</text:p>
            <text:p>  VOLUME = {28},</text:p>
            <text:p>  NUMBER = {2},</text:p>
            <text:p>  PAGES = {457-467},</text:p>
            <text:p>  YEAR = {2009},</text:p>
            <text:p>  HAL_ID = {hal-00463263},</text:p>
            <text:p>  HAL_VERSION = {v1},</text:p>
            <text:p>}</text:p>
            <text:p/>
          </table:table-cell>
          <table:table-cell table:number-columns-repeated="1020"/>
        </table:table-row>
        <table:table-row table:style-name="ro6">
          <table:table-cell table:style-name="ce5" office:value-type="string" calcext:value-type="string">
            <text:p>Procedural, inc. (2009). CityEngine. Available from <text:a xlink:href="http://www.procedural.com/" xlink:type="simple">http://www.procedural.com</text:a>.</text:p>
          </table:table-cell>
          <table:table-cell office:value-type="float" office:value="2009" calcext:value-type="float">
            <text:p>2009</text:p>
          </table:table-cell>
          <table:table-cell table:style-name="ce5"/>
          <table:table-cell table:number-columns-repeated="1021"/>
        </table:table-row>
        <table:table-row table:style-name="ro19">
          <table:table-cell table:style-name="ce5" office:value-type="string" calcext:value-type="string">
            <text:p>Prusinkiewicz, P. and Hammel, M. (1993). A Fractal Model of Mountains with Rivers. In Pro-</text:p>
            <text:p>ceeding of Graphics Interface ’93, pages 174–180.</text:p>
          </table:table-cell>
          <table:table-cell office:value-type="float" office:value="1993" calcext:value-type="float">
            <text:p>1993</text:p>
          </table:table-cell>
          <table:table-cell table:style-name="ce6" office:value-type="string" calcext:value-type="string">
            <text:p>Prusinkiewicz, P. and Hammel, M.</text:p>
          </table:table-cell>
          <table:table-cell office:value-type="string" calcext:value-type="string">
            <text:p>@INPROCEEDINGS{Prusinkiewicz93afractal,</text:p>
            <text:p>    author = {Przemyslaw Prusinkiewicz and Mark Hammel},</text:p>
            <text:p>    title = {A Fractal Model of Mountains with Rivers},</text:p>
            <text:p>    booktitle = {IN PROCEEDINGS OF GRAPHICS INTERFACE '93},</text:p>
            <text:p>    year = {1993},</text:p>
            <text:p>    pages = {174--180},</text:p>
            <text:p>    publisher = {}</text:p>
            <text:p>}</text:p>
          </table:table-cell>
          <table:table-cell table:number-columns-repeated="1020"/>
        </table:table-row>
        <table:table-row table:style-name="ro12">
          <table:table-cell table:style-name="ce5" office:value-type="string" calcext:value-type="string">
            <text:p>Prusinkiewicz, P. and Lindenmayer, A. (1990). The Algorithmic Beauty of Plants. Springer-Verlag,</text:p>
            <text:p>New York, NY, USA.</text:p>
          </table:table-cell>
          <table:table-cell office:value-type="float" office:value="1990" calcext:value-type="float">
            <text:p>1990</text:p>
          </table:table-cell>
          <table:table-cell table:style-name="ce6" office:value-type="string" calcext:value-type="string">
            <text:p>Prusinkiewicz, P. and Lindenmayer, A.</text:p>
          </table:table-cell>
          <table:table-cell office:value-type="string" calcext:value-type="string">
            <text:p>@book{Prusinkiewicz:1990:ABP:83596,</text:p>
            <text:p> author = {Prusinkiewicz, P. and Lindenmayer, Aristid},</text:p>
            <text:p> title = {The Algorithmic Beauty of Plants},</text:p>
            <text:p> year = {1990},</text:p>
            <text:p> isbn = {0-387-97297-8},</text:p>
            <text:p> publisher = {Springer-Verlag New York, Inc.},</text:p>
            <text:p> address = {New York, NY, USA},</text:p>
            <text:p>} </text:p>
            <text:p/>
            <text:p/>
          </table:table-cell>
          <table:table-cell table:number-columns-repeated="1020"/>
        </table:table-row>
        <table:table-row table:style-name="ro17">
          <table:table-cell table:style-name="ce5" office:value-type="string" calcext:value-type="string">
            <text:p>Saunders, R. L. (2006). Terrainosaurus: Realistic Terrain Synthesis Using Genetic Algorithms.</text:p>
            <text:p>Master’s thesis, Texas A&amp;M University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Saunders, R. L.</text:p>
          </table:table-cell>
          <table:table-cell table:number-columns-repeated="1021"/>
        </table:table-row>
        <table:table-row table:style-name="ro20">
          <table:table-cell table:style-name="ce5" office:value-type="string" calcext:value-type="string">
            <text:p>Schneider, J., Boldte, T., and Westermann, R. (2006). Real-Time Editing, Synthesis, and Rendering of Infinite Landscapes on GPUs. In Vision, Modeling and Visualization 2006.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Schneider, J., Boldte, T., and Westermann, R. </text:p>
          </table:table-cell>
          <table:table-cell table:number-columns-repeated="1021"/>
        </table:table-row>
        <table:table-row table:style-name="ro17">
          <table:table-cell table:style-name="ce5" office:value-type="string" calcext:value-type="string">
            <text:p>Smelik, R., de Kraker, K. J., Tutenel, T., and Bidarra, R. (2009). Declarative Terrain Modeling</text:p>
            <text:p>for Military Training Games. Submitted for publication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Smelik, R., de Kraker, K. J., Tutenel, T., and Bidarra, R. </text:p>
          </table:table-cell>
          <table:table-cell table:number-columns-repeated="1021"/>
        </table:table-row>
        <table:table-row table:style-name="ro14">
          <table:table-cell table:style-name="ce5" office:value-type="string" calcext:value-type="string">
            <text:p>Smelik, R., Tutenel, T., de Kraker, K. J., and Bidarra, R. (2008). A Proposal for a Procedural</text:p>
            <text:p>Terrain Modelling Framework. In Poster Proceedings of the 14 th Eurographics Symposium on</text:p>
            <text:p>Virtual Environments EGVE08, pages 39–42, Eindhoven, The Netherlands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Smelik, R., Tutenel, T., de Kraker, K. J., and Bidarra, R. 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Stachniak, S. and Stuerzlinger, W. (2005). An Algorithm for Automated Fractal Terrain Defor-</text:p>
            <text:p>mation. Computer Graphics and Artificial Intelligence, 1:64–76.</text:p>
          </table:table-cell>
          <table:table-cell office:value-type="float" office:value="2005" calcext:value-type="float">
            <text:p>2005</text:p>
          </table:table-cell>
          <table:table-cell table:style-name="ce6" office:value-type="string" calcext:value-type="string">
            <text:p>Stachniak, S. and Stuerzlinger, W. </text:p>
          </table:table-cell>
          <table:table-cell office:value-type="string" calcext:value-type="string">
            <text:p>@INPROCEEDINGS{Stachniak05analgorithm,</text:p>
            <text:p>    author = {S. Stachniak and W. Stuerzlinger},</text:p>
            <text:p>    title = {An Algorithm for Automated Fractal Terrain Deformation},</text:p>
            <text:p>    booktitle = {In Proceedings of Computer Graphics and Artificial Intelligence},</text:p>
            <text:p>    year = {2005},</text:p>
            <text:p>    pages = {64--76}</text:p>
            <text:p>}</text:p>
          </table:table-cell>
          <table:table-cell table:number-columns-repeated="1020"/>
        </table:table-row>
        <table:table-row table:style-name="ro14">
          <table:table-cell table:style-name="ce5" office:value-type="string" calcext:value-type="string">
            <text:p>Sun, J., Yu, X., Baciu, G., and Green, M. (2002). Template-based Generation of Road Networks</text:p>
            <text:p>for Virtual City Modeling. In VRST ’02: Proceedings of the ACM symposium on Virtual Reality</text:p>
            <text:p>Software and Technology, pages 33–40, New York, NY, USA.</text:p>
          </table:table-cell>
          <table:table-cell office:value-type="float" office:value="2002" calcext:value-type="float">
            <text:p>2002</text:p>
          </table:table-cell>
          <table:table-cell table:style-name="ce6" office:value-type="string" calcext:value-type="string">
            <text:p>Sun, J., Yu, X., Baciu, G., and Green, M. </text:p>
          </table:table-cell>
          <table:table-cell table:number-columns-repeated="1021"/>
        </table:table-row>
        <table:table-row table:style-name="ro14">
          <table:table-cell table:style-name="ce5" office:value-type="string" calcext:value-type="string">
            <text:p>Teoh, S. T. (2008). River and Coastal Action in Automatic Terrain Generation. In Arabnia, H. R.</text:p>
            <text:p>and Deligiannidis, L., editors, CGVR 2008: Proceedings of the 2008 International Conference</text:p>
            <text:p>on Computer Graphics &amp; Virtual Reality, pages 3–9, Las Vegas, Nevada, USA. CSREA Press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Teoh, S. T.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Torpy, A. (2009). L3DT. Available from http://www.bundysoft.com/L3DT/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Torpy, A.</text:p>
          </table:table-cell>
          <table:table-cell table:number-columns-repeated="1021"/>
        </table:table-row>
        <table:table-row table:style-name="ro18">
          <table:table-cell table:style-name="ce5" office:value-type="string" calcext:value-type="string">
            <text:p>Tutenel, T., Bidarra, R., Smelik, R., and de Kraker, K. J. (2008). The Role of Sematics in Games</text:p>
            <text:p>and Simulations. ACM Computers in Entertainment, 6:1–35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Tutenel, T., Bidarra, R., Smelik, R., and de Kraker, K. J.</text:p>
          </table:table-cell>
          <table:table-cell office:value-type="string" calcext:value-type="string">
            <text:p>@article{Tutenel:2008:RSG:1461999.1462009,</text:p>
            <text:p> author = {Tutenel, Tim and Bidarra, Rafael and Smelik, Ruben M. and Kraker, Klaas Jan De},</text:p>
            <text:p> title = {The Role of Semantics in Games and Simulations},</text:p>
            <text:p> journal = {Comput. Entertain.},</text:p>
            <text:p> issue_date = {December 2008},</text:p>
            <text:p> volume = {6},</text:p>
            <text:p> number = {4},</text:p>
            <text:p> month = dec,</text:p>
            <text:p> year = {2008},</text:p>
            <text:p> issn = {1544-3574},</text:p>
            <text:p> pages = {57:1--57:35},</text:p>
            <text:p> articleno = {57},</text:p>
            <text:p> numpages = {35},</text:p>
            <text:p> url = {http://doi.acm.org/10.1145/1461999.1462009},</text:p>
            <text:p> doi = {10.1145/1461999.1462009},</text:p>
            <text:p> acmid = {1462009},</text:p>
            <text:p> publisher = {ACM},</text:p>
            <text:p> address = {New York, NY, USA},</text:p>
            <text:p> keywords = {Semantics, constraint solving, games and simulations, modeling, virtual environments},</text:p>
            <text:p>} </text:p>
          </table:table-cell>
          <table:table-cell table:number-columns-repeated="1020"/>
        </table:table-row>
        <table:table-row table:style-name="ro17">
          <table:table-cell table:style-name="ce5" office:value-type="string" calcext:value-type="string">
            <text:p>Voss, R. F. (1985). Fundamental Algorithms for Computer Graphics, chapter Random Fractal</text:p>
            <text:p>Forgeries, pages 805–835. Springer-Verlag, Berlin.</text:p>
          </table:table-cell>
          <table:table-cell office:value-type="float" office:value="1985" calcext:value-type="float">
            <text:p>1985</text:p>
          </table:table-cell>
          <table:table-cell table:style-name="ce6" office:value-type="string" calcext:value-type="string">
            <text:p>Voss, R. F.</text:p>
          </table:table-cell>
          <table:table-cell table:number-columns-repeated="1021"/>
        </table:table-row>
        <table:table-row table:style-name="ro21">
          <table:table-cell table:style-name="ce5" office:value-type="string" calcext:value-type="string">
            <text:p>St’ava,</text:p>
            <text:p>O., Beneˇs, B., Brisbin, M., and Kˇriv ́anek, J. (2008). Interactive terrain modeling using</text:p>
            <text:p>hydraulic erosion. In Gross, M. and James, D., editors, Eurographics / SIGGRAPH Symposium</text:p>
            <text:p>on Computer Animation, pages 201–210, Dublin, Ireland. Eurographics Association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<text:span text:style-name="T2">St’ava,</text:span></text:p>
            <text:p><text:span text:style-name="T2">O., Beneˇs, B., Brisbin, M., and Kˇriv ́anek, J. </text:span></text:p>
          </table:table-cell>
          <table:table-cell office:value-type="string" calcext:value-type="string">
            <text:p>@inproceedings{St'ava:2008:ITM:1632592.1632622,</text:p>
            <text:p> author = {\v{S}t'ava, Ond\v{r}ej and Bene\v{s}, Bed\v{r}ich and Brisbin, Matthew and K\v{r}iv\'{a}nek, Jaroslav},</text:p>
            <text:p> title = {Interactive Terrain Modeling Using Hydraulic Erosion},</text:p>
            <text:p> booktitle = {Proceedings of the 2008 ACM SIGGRAPH/Eurographics Symposium on Computer Animation},</text:p>
            <text:p> series = {SCA '08},</text:p>
            <text:p> year = {2008},</text:p>
            <text:p> isbn = {978-3-905674-10-1},</text:p>
            <text:p> location = {Dublin, Ireland},</text:p>
            <text:p> pages = {201--210},</text:p>
            <text:p> numpages = {10},</text:p>
            <text:p> url = {http://dl.acm.org/citation.cfm?id=1632592.1632622},</text:p>
            <text:p> acmid = {1632622},</text:p>
            <text:p> publisher = {Eurographics Association},</text:p>
            <text:p> address = {Aire-la-Ville, Switzerland, Switzerland},</text:p>
            <text:p>} </text:p>
          </table:table-cell>
          <table:table-cell table:number-columns-repeated="1020"/>
        </table:table-row>
        <table:table-row table:style-name="ro14">
          <table:table-cell table:style-name="ce5" office:value-type="string" calcext:value-type="string">
            <text:p>Watson, B., M ̈</text:p>
            <text:p>uller, P., Veryovka, O., Fuller, A., Wonka, P., and Sexton, C. (2008). Procedural</text:p>
            <text:p>Urban Modeling in Practice. IEEE Computer Graphics and Applications, 28(3):18–26.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Watson, B., Müller, P., Veryovka, O., Fuller, A., Wonka, P., and Sexton, C. </text:p>
          </table:table-cell>
          <table:table-cell table:number-columns-repeated="1021"/>
        </table:table-row>
        <table:table-row table:style-name="ro14">
          <table:table-cell table:style-name="ce5" office:value-type="string" calcext:value-type="string">
            <text:p>Weber, B., M ̈</text:p>
            <text:p>uller, P., Wonka, P., and Gross, M. (2009). Interactive Geometric Simulation of 4D</text:p>
            <text:p>Cities. Proceedings of Eurographics 2009, 28:481–492.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Weber, B., Müller, P., Wonka, P., and Gross, M.</text:p>
          </table:table-cell>
          <table:table-cell table:number-columns-repeated="1021"/>
        </table:table-row>
        <table:table-row table:style-name="ro11">
          <table:table-cell table:style-name="ce5" office:value-type="string" calcext:value-type="string">
            <text:p>Wonka, P., Wimmer, M., Sillion, F., and Ribarsky, W. (2003). Instant Architecture. In SIG-</text:p>
            <text:p>GRAPH ’03: Proceedings of the 30 th Annual Conference on Computer Graphics and Interactive</text:p>
            <text:p>Techniques, pages 669–677, New York, NY, USA. ACM.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Wonka, P., Wimmer, M., Sillion, F., and Ribarsky, W. </text:p>
          </table:table-cell>
          <table:table-cell office:value-type="string" calcext:value-type="string">
            <text:p>@article{wonka:inria-00527500,</text:p>
            <text:p>  TITLE = {{Instant Architecture}},</text:p>
            <text:p>  AUTHOR = {Wonka, Peter and Wimmer, Michael and Sillion, Fran{\c c}ois X. and Ribarsky, William},</text:p>
            <text:p>  URL = {https://hal.inria.fr/inria-00527500},</text:p>
            <text:p>  NOTE = {Proceeding},</text:p>
            <text:p>  JOURNAL = {{ACM Transactions on Graphics}},</text:p>
            <text:p>  PUBLISHER = {{Association for Computing Machinery}},</text:p>
            <text:p>  VOLUME = {22},</text:p>
            <text:p>  NUMBER = {4},</text:p>
            <text:p>  PAGES = {669 -- 677},</text:p>
            <text:p>  YEAR = {2003},</text:p>
            <text:p>  MONTH = Jul,</text:p>
            <text:p>  KEYWORDS = {modeling ; building design ; architecture ; grammars},</text:p>
            <text:p>  PDF = {https://hal.inria.fr/inria-00527500/file/instant_architecture.pdf},</text:p>
            <text:p>  HAL_ID = {inria-00527500},</text:p>
            <text:p>  HAL_VERSION = {v1},</text:p>
            <text:p>}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Yong, L., Congfu, X., Zhigeng, P., and Yunhe, P. (2004). Semantic Modeling Project: Building</text:p>
            <text:p>Vernacular House of Southeast China. In VRCAI ’04: Proceedings of the 2004 ACM SIGGRAPH</text:p>
            <text:p>International Conference on Virtual Reality Continuum and its Applications in Industry, pages</text:p>
            <text:p>412–418, New York, NY, USA. ACM.</text:p>
          </table:table-cell>
          <table:table-cell office:value-type="float" office:value="2004" calcext:value-type="float">
            <text:p>2004</text:p>
          </table:table-cell>
          <table:table-cell table:style-name="ce6" office:value-type="string" calcext:value-type="string">
            <text:p>Yong, L., Congfu, X., Zhigeng, P., and Yunhe, P. </text:p>
          </table:table-cell>
          <table:table-cell table:number-columns-repeated="1021"/>
        </table:table-row>
        <table:table-row table:style-name="ro22">
          <table:table-cell table:style-name="ce5" office:value-type="string" calcext:value-type="string">
            <text:p>Zhou, H., Sun, J., Turk, G., and Rehg, J. (2007). Terrain Synthesis from Digital Elevation Models.</text:p>
            <text:p>IEEE Transactions on Visualization and Computer Graphics, 13(4):834–848.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Zhou, H., Sun, J., Turk, G., and Rehg, J. </text:p>
          </table:table-cell>
          <table:table-cell office:value-type="string" calcext:value-type="string">
            <text:p>@article{Zhou:2007:TSD:1263131.1263329,</text:p>
            <text:p> author = {Zhou, Howard and Sun, Jie and Turk, Greg and Rehg, James M.},</text:p>
            <text:p> title = {Terrain Synthesis from Digital Elevation Models},</text:p>
            <text:p> journal = {IEEE Transactions on Visualization and Computer Graphics},</text:p>
            <text:p> issue_date = {July 2007},</text:p>
            <text:p> volume = {13},</text:p>
            <text:p> number = {4},</text:p>
            <text:p> month = jul,</text:p>
            <text:p> year = {2007},</text:p>
            <text:p> issn = {1077-2626},</text:p>
            <text:p> pages = {834--848},</text:p>
            <text:p> numpages = {15},</text:p>
            <text:p> url = {http://dx.doi.org/10.1109/TVCG.2007.1027},</text:p>
            <text:p> doi = {10.1109/TVCG.2007.1027},</text:p>
            <text:p> acmid = {1263329},</text:p>
            <text:p> publisher = {IEEE Educational Activities Department},</text:p>
            <text:p> address = {Piscataway, NJ, USA},</text:p>
            <text:p> keywords = {Digital Elevation Models, Terrain synthesis, Terrain synthesis, Digital Elevation Models, terrain analysis, texture synthesis., terrain analysis, texture synthesis.},</text:p>
            <text:p>} </text:p>
          </table:table-cell>
          <table:table-cell table:number-columns-repeated="1020"/>
        </table:table-row>
        <table:table-row table:style-name="ro23">
          <table:table-cell table:style-name="ce10" office:value-type="string" calcext:value-type="string">
            <text:p>Hendrikx, Mark and Meijer, Sebastiaan and Van Der Velden, Joeri and Iosup, Alexandru. (2003). Procedural Content Generation for Games: A Survey, ACM Trans. Multimedia Comput. Commun. Appl.</text:p>
          </table:table-cell>
          <table:table-cell office:value-type="float" office:value="2003" calcext:value-type="float">
            <text:p>2003</text:p>
          </table:table-cell>
          <table:table-cell table:style-name="ce5" office:value-type="string" calcext:value-type="string">
            <text:p>Hendrikx, Mark and Meijer, Sebastiaan and Van Der Velden, Joeri and Iosup, Alexandru</text:p>
          </table:table-cell>
          <table:table-cell office:value-type="string" calcext:value-type="string">
            <text:p>@article{Hendrikx:2013:PCG:2422956.2422957,</text:p>
            <text:p> author = {Hendrikx, Mark and Meijer, Sebastiaan and Van Der Velden, Joeri and Iosup, Alexandru},</text:p>
            <text:p> title = {Procedural Content Generation for Games: A Survey},</text:p>
            <text:p> journal = {ACM Trans. Multimedia Comput. Commun. Appl.},</text:p>
            <text:p> issue_date = {February 2013},</text:p>
            <text:p> volume = {9},</text:p>
            <text:p> number = {1},</text:p>
            <text:p> month = feb,</text:p>
            <text:p> year = {2013},</text:p>
            <text:p> issn = {1551-6857},</text:p>
            <text:p> pages = {1:1--1:22},</text:p>
            <text:p> articleno = {1},</text:p>
            <text:p> numpages = {22},</text:p>
            <text:p> url = {http://doi.acm.org/10.1145/2422956.2422957},</text:p>
            <text:p> doi = {10.1145/2422956.2422957},</text:p>
            <text:p> acmid = {2422957},</text:p>
            <text:p> publisher = {ACM},</text:p>
            <text:p> address = {New York, NY, USA},</text:p>
            <text:p> keywords = {Game content generation, procedural, survey},</text:p>
            <text:p>} </text:p>
            <text:p/>
            <text:p/>
          </table:table-cell>
          <table:table-cell table:number-columns-repeated="1020"/>
        </table:table-row>
        <table:table-row table:style-name="ro1" table:number-rows-repeated="73">
          <table:table-cell table:style-name="ce5"/>
          <table:table-cell/>
          <table:table-cell table:style-name="ce5"/>
          <table:table-cell table:number-columns-repeated="1021"/>
        </table:table-row>
        <table:table-row table:style-name="ro1" table:number-rows-repeated="131">
          <table:table-cell table:style-name="ce5"/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04:39:20.942120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vo Raoel</meta:initial-creator>
    <meta:creation-date>2017-01-10T19:01:53.515356015</meta:creation-date>
    <dc:date>2017-01-21T07:46:24.366354547</dc:date>
    <dc:creator>Rivo Raoel</dc:creator>
    <meta:editing-duration>PT5H14M54S</meta:editing-duration>
    <meta:editing-cycles>29</meta:editing-cycles>
    <meta:generator>LibreOffice/4.2.8.2$Linux_x86 LibreOffice_project/420m0$Build-2</meta:generator>
    <meta:document-statistic meta:table-count="2" meta:cell-count="250" meta:object-count="0"/>
  </office:meta>
</office:document-meta>
</file>